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2" style:family="table">
      <style:table-properties style:width="11.758cm" fo:margin-left="-0.018cm" table:align="left" style:writing-mode="lr-tb"/>
    </style:style>
    <style:style style:name="Таблица2.A" style:family="table-column">
      <style:table-column-properties style:column-width="6.161cm"/>
    </style:style>
    <style:style style:name="Таблица2.B" style:family="table-column">
      <style:table-column-properties style:column-width="1.078cm"/>
    </style:style>
    <style:style style:name="Таблица2.C" style:family="table-column">
      <style:table-column-properties style:column-width="1.02cm"/>
    </style:style>
    <style:style style:name="Таблица2.D" style:family="table-column">
      <style:table-column-properties style:column-width="0.757cm"/>
    </style:style>
    <style:style style:name="Таблица2.E" style:family="table-column">
      <style:table-column-properties style:column-width="1.512cm"/>
    </style:style>
    <style:style style:name="Таблица2.F" style:family="table-column">
      <style:table-column-properties style:column-width="1.23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2.F1" style:family="table-cell">
      <style:table-cell-properties style:vertical-align="top" fo:padding="0.097cm" fo:border="0.002cm solid #000000" style:writing-mode="lr-tb"/>
    </style:style>
    <style:style style:name="Таблица2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Таблица2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2.A41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2.F41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Таблица2.A47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Таблица2.F47" style:family="table-cell">
      <style:table-cell-properties style:vertical-align="middle" fo:padding="0.097cm" fo:border="0.002cm solid #000000" style:writing-mode="lr-tb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Text_20_body">
      <style:paragraph-properties fo:margin-left="1.513cm" fo:margin-right="0cm" fo:text-indent="0cm" style:auto-text-indent="false">
        <style:tab-stops>
          <style:tab-stop style:position="1.513cm"/>
        </style:tab-stops>
      </style:paragraph-properties>
    </style:style>
    <style:style style:name="P9" style:family="paragraph" style:parent-style-name="Текст1">
      <style:paragraph-properties fo:text-align="center" style:justify-single-word="false"/>
    </style:style>
    <style:style style:name="P10" style:family="paragraph" style:parent-style-name="Standard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11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style:snap-to-layout-gri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style:snap-to-layout-grid="false"/>
      <style:text-properties fo:font-size="12pt" fo:language="en" fo:country="US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nap-to-layout-grid="false"/>
    </style:style>
    <style:style style:name="P17" style:family="paragraph" style:parent-style-name="Table_20_Heading">
      <style:paragraph-properties style:snap-to-layout-grid="false"/>
      <style:text-properties fo:font-size="12pt" style:font-size-asian="12pt" style:font-size-complex="12pt"/>
    </style:style>
    <style:style style:name="P18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19" style:family="paragraph" style:parent-style-name="Standard" style:list-style-name="L1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0" style:family="paragraph" style:parent-style-name="Standard" style:list-style-name="L1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 style:list-style-name="WW8Num2">
      <style:text-properties fo:font-size="12pt" style:font-size-asian="12pt" style:font-size-complex="12pt"/>
    </style:style>
    <style:style style:name="P23" style:family="paragraph" style:parent-style-name="Standard">
      <style:text-properties style:font-name="Consolas1" fo:font-size="7pt" style:font-size-asian="7pt" style:font-size-complex="7pt"/>
    </style:style>
    <style:style style:name="P24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5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6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7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8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9" style:family="paragraph" style:parent-style-name="Standard">
      <style:paragraph-properties fo:break-before="page"/>
      <style:text-properties style:font-name="Consolas1" fo:font-size="7pt" style:font-size-asian="7pt" style:font-size-complex="7pt"/>
    </style:style>
    <style:style style:name="P30" style:family="paragraph" style:parent-style-name="Standard">
      <style:paragraph-properties fo:margin-left="2.498cm" fo:margin-right="0cm" fo:text-indent="0cm" style:auto-text-indent="false"/>
      <style:text-properties style:font-name="Consolas1" fo:font-size="7pt" style:font-size-asian="7pt" style:font-size-complex="7pt"/>
    </style:style>
    <style:style style:name="P31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2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3" style:family="paragraph" style:parent-style-name="Heading_20_1" style:list-style-name="WW8Num2"/>
    <style:style style:name="P34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35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style:font-size-asian="12pt" style:font-name-complex="Times New Roman" style:font-size-complex="16pt"/>
    </style:style>
    <style:style style:name="P36" style:family="paragraph" style:parent-style-name="Heading_20_2" style:list-style-name="WW8Num2">
      <style:text-properties fo:font-size="12pt" style:font-size-asian="12pt" style:font-size-complex="12pt"/>
    </style:style>
    <style:style style:name="P37" style:family="paragraph" style:parent-style-name="Heading_20_2" style:list-style-name="WW8Num2">
      <style:text-properties fo:font-size="12pt" style:font-size-asian="12pt" style:font-size-complex="12pt"/>
    </style:style>
    <style:style style:name="P38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T1" style:family="text">
      <style:text-properties style:font-name="Times New Roman" fo:font-size="16pt" style:font-size-asian="16pt" style:font-name-complex="Times New Roman" style:font-size-complex="16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3" style:family="text">
      <style:text-properties style:letter-kerning="tru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9"><text:span text:style-name="T1">«</text:span><text:span text:style-name="T2">Изучение возможностей и методов разработки экспертных систем в среде инструментальной оболочки ЭСТЕР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Кафтасьев</text:span> В.Н.</text:p>
      <text:p text:style-name="P6">Выполнили:<text:tab/>студенты гр. 3351</text:p>
      <text:p text:style-name="P6">Ерёменок А.В.</text:p>
      <text:p text:style-name="P6">Эмман П.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34" text:outline-level="1"><text:s/>Предметная область</text:h>
        </text:list-item>
      </text:list>
      <text:p text:style-name="P8">Выбор среды и окружения для разработки приложений.</text:p>
      <text:list text:style-name="WW8Num2" text:continue-numbering="true">
        <text:list-item>
          <text:h text:style-name="P31" text:outline-level="1"><text:s/>Выполнение</text:h>
          <text:list>
            <text:list-item>
              <text:h text:style-name="P35" text:outline-level="2">В выборе языка разработки ограничимся следующими объектно-ориентированными языками:</text:h>
            </text:list-item>
          </text:list>
        </text:list-item>
      </text:list>
      <text:list text:style-name="WW8Num3">
        <text:list-item>
          <text:p text:style-name="P24">Java</text:p>
        </text:list-item>
        <text:list-item>
          <text:p text:style-name="P24">C++</text:p>
        </text:list-item>
        <text:list-item>
          <text:p text:style-name="P24">C#</text:p>
        </text:list-item>
        <text:list-item>
          <text:p text:style-name="P24">Python</text:p>
        </text:list-item>
        <text:list-item>
          <text:p text:style-name="P24">Ruby</text:p>
        </text:list-item>
      </text:list>
      <text:list text:style-name="WW8Num2" text:continue-numbering="true">
        <text:list-item>
          <text:list text:continue-numbering="true">
            <text:list-item>
              <text:h text:style-name="P38" text:outline-level="2">В результате сопоставления возможностей языков, получена следующая таблица критериев:</text:h>
            </text:list-item>
          </text:list>
        </text:list-item>
      </text:list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header-rows>
          <table:table-row table:style-name="Таблица2.1">
            <table:table-cell table:style-name="Таблица2.A1" office:value-type="string">
              <text:p text:style-name="P17">Критерий</text:p>
            </table:table-cell>
            <table:table-cell table:style-name="Таблица2.A1" office:value-type="string">
              <text:p text:style-name="P17">Java</text:p>
            </table:table-cell>
            <table:table-cell table:style-name="Таблица2.A1" office:value-type="string">
              <text:p text:style-name="P17">C++</text:p>
            </table:table-cell>
            <table:table-cell table:style-name="Таблица2.A1" office:value-type="string">
              <text:p text:style-name="P17">C#</text:p>
            </table:table-cell>
            <table:table-cell table:style-name="Таблица2.A1" office:value-type="string">
              <text:p text:style-name="P17">Python</text:p>
            </table:table-cell>
            <table:table-cell table:style-name="Таблица2.F1" office:value-type="string">
              <text:p text:style-name="P17">Ruby</text:p>
            </table:table-cell>
          </table:table-row>
        </table:table-header-rows>
        <table:table-row table:style-name="Таблица2.1">
          <table:table-cell table:style-name="Таблица2.A2" table:number-columns-spanned="6" office:value-type="string">
            <text:p text:style-name="P13">Generi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14">Static typing 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1">
          <table:table-cell table:style-name="Таблица2.A3" office:value-type="string">
            <text:p text:style-name="P14">Garbage Collection 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3" office:value-type="string">
            <text:p text:style-name="P14">Aliases</text:p>
          </table:table-cell>
          <table:table-cell table:style-name="Таблица2.A3" office:value-type="string">
            <text:p text:style-name="P14">3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16"><text:span text:style-name="Strong_20_Emphasis"><text:span text:style-name="T4">Value typ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14">Typed Enumeration/Boolean 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1">
          <table:table-cell table:style-name="Таблица2.A3" office:value-type="string">
            <text:p text:style-name="P15">Long double floating point (80bit) </text:p>
          </table:table-cell>
          <table:table-cell table:style-name="Таблица2.A3" office:value-type="string">
            <text:p text:style-name="P15"/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6</text:p>
          </table:table-cell>
          <table:table-cell table:style-name="Таблица2.A3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1">
          <table:table-cell table:style-name="Таблица2.A3" office:value-type="string">
            <text:p text:style-name="P14">Complex and Imaginary 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6</text:p>
          </table:table-cell>
        </table:table-row>
        <table:table-row table:style-name="Таблица2.1">
          <table:table-cell table:style-name="Таблица2.A3" office:value-type="string">
            <text:p text:style-name="P14">Rational </text:p>
          </table:table-cell>
          <table:table-cell table:style-name="Таблица2.A3" office:value-type="string">
            <text:p text:style-name="P14">6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2" office:value-type="string">
            <text:p text:style-name="P14">6</text:p>
          </table:table-cell>
        </table:table-row>
        <table:table-row table:style-name="Таблица2.1">
          <table:table-cell table:style-name="Таблица2.A3" office:value-type="string">
            <text:p text:style-name="P14">Arbitrary Precision Arithmetic </text:p>
          </table:table-cell>
          <table:table-cell table:style-name="Таблица2.A3" office:value-type="string">
            <text:p text:style-name="P14">7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1">
          <table:table-cell table:style-name="Таблица2.A3" office:value-type="string">
            <text:p text:style-name="P14">Regular Expression </text:p>
          </table:table-cell>
          <table:table-cell table:style-name="Таблица2.A3" office:value-type="string">
            <text:p text:style-name="P14">7</text:p>
          </table:table-cell>
          <table:table-cell table:style-name="Таблица2.A3" office:value-type="string">
            <text:p text:style-name="P14">6</text:p>
          </table:table-cell>
          <table:table-cell table:style-name="Таблица2.A3" office:value-type="string">
            <text:p text:style-name="P14">6</text:p>
          </table:table-cell>
          <table:table-cell table:style-name="Таблица2.A3" office:value-type="string">
            <text:p text:style-name="P14">6</text:p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16"><text:span text:style-name="Strong_20_Emphasis"><text:span text:style-name="T4">Array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14">Lightweight array 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6</text:p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1">
          <table:table-cell table:style-name="Таблица2.A3" office:value-type="string">
            <text:p text:style-name="P14">Array bounds checking 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3" office:value-type="string">
            <text:p text:style-name="P14">Array slicing </text:p>
          </table:table-cell>
          <table:table-cell table:style-name="Таблица2.A3" office:value-type="string">
            <text:p text:style-name="P14">7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3" office:value-type="string">
            <text:p text:style-name="P15">Array of bits / Finite set </text:p>
          </table:table-cell>
          <table:table-cell table:style-name="Таблица2.A3" office:value-type="string">
            <text:p text:style-name="P14">7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16"><text:span text:style-name="Strong_20_Emphasis"><text:span text:style-name="T4">Other Data Models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14">List </text:p>
          </table:table-cell>
          <table:table-cell table:style-name="Таблица2.A3" office:value-type="string">
            <text:p text:style-name="P14">6</text:p>
          </table:table-cell>
          <table:table-cell table:style-name="Таблица2.A3" office:value-type="string">
            <text:p text:style-name="P14">6</text:p>
          </table:table-cell>
          <table:table-cell table:style-name="Таблица2.A3" office:value-type="string">
            <text:p text:style-name="P14">6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3" office:value-type="string">
            <text:p text:style-name="P14">Hash 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6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3" office:value-type="string">
            <text:p text:style-name="P14">Abstract collection 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16"><text:span text:style-name="Strong_20_Emphasis"><text:span text:style-name="T4">Functions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14">Function delegates 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3" office:value-type="string">
            <text:p text:style-name="P14">Function overloading 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1">
          <table:table-cell table:style-name="Таблица2.A3" office:value-type="string">
            <text:p text:style-name="P14">Out function parameters 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1">
          <table:table-cell table:style-name="Таблица2.A3" office:value-type="string">
            <text:p text:style-name="P14">Nested functions </text:p>
          </table:table-cell>
          <table:table-cell table:style-name="Таблица2.A3" office:value-type="string">
            <text:p text:style-name="P14">5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1">
          <table:table-cell table:style-name="Таблица2.A3" office:value-type="string">
            <text:p text:style-name="P14">Function literals </text:p>
          </table:table-cell>
          <table:table-cell table:style-name="Таблица2.A3" office:value-type="string">
            <text:p text:style-name="P14">5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3" office:value-type="string">
            <text:p text:style-name="P14">Dynamic closures 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3" office:value-type="string">
            <text:p text:style-name="P14">Lexical closures </text:p>
          </table:table-cell>
          <table:table-cell table:style-name="Таблица2.A3" office:value-type="string">
            <text:p text:style-name="P14">5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3" office:value-type="string">
            <text:p text:style-name="P14">Non-class functions 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16"><text:span text:style-name="Strong_20_Emphasis"><text:span text:style-name="T4">OOP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14">Modules/Namespaces 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7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6</text:p>
          </table:table-cell>
        </table:table-row>
        <table:table-row table:style-name="Таблица2.1">
          <table:table-cell table:style-name="Таблица2.A3" office:value-type="string">
            <text:p text:style-name="P14">Multiple Inheritance </text:p>
          </table:table-cell>
          <table:table-cell table:style-name="Таблица2.A3" office:value-type="string">
            <text:p text:style-name="P14">4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3</text:p>
          </table:table-cell>
        </table:table-row>
        <table:table-row table:style-name="Таблица2.1">
          <table:table-cell table:style-name="Таблица2.A3" office:value-type="string">
            <text:p text:style-name="P14">Interfaces 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1">
          <table:table-cell table:style-name="Таблица2.A3" office:value-type="string">
            <text:p text:style-name="P14">Fine grain export control </text:p>
          </table:table-cell>
          <table:table-cell table:style-name="Таблица2.A3" office:value-type="string">
            <text:p text:style-name="P14">7</text:p>
          </table:table-cell>
          <table:table-cell table:style-name="Таблица2.A3" office:value-type="string">
            <text:p text:style-name="P14">7</text:p>
          </table:table-cell>
          <table:table-cell table:style-name="Таблица2.A3" office:value-type="string">
            <text:p text:style-name="P14">7</text:p>
          </table:table-cell>
          <table:table-cell table:style-name="Таблица2.A3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1">
          <table:table-cell table:style-name="Таблица2.A3" office:value-type="string">
            <text:p text:style-name="P14">Inner classes 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/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3" office:value-type="string">
            <text:p text:style-name="P14">Operator overloading 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3" office:value-type="string">
            <text:p text:style-name="P14">Covariant return types 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/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1">
          <table:table-cell table:style-name="Таблица2.A3" office:value-type="string">
            <text:p text:style-name="P14">Generics </text:p>
          </table:table-cell>
          <table:table-cell table:style-name="Таблица2.A3" office:value-type="string">
            <text:p text:style-name="P14">6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3" office:value-type="string">
            <text:p text:style-name="P14">6</text:p>
          </table:table-cell>
          <table:table-cell table:style-name="Таблица2.A3" office:value-type="string">
            <text:p text:style-name="P14">9</text:p>
          </table:table-cell>
          <table:table-cell table:style-name="Таблица2.A2" office:value-type="string">
            <text:p text:style-name="P14">9</text:p>
          </table:table-cell>
        </table:table-row>
        <table:table-row table:style-name="Таблица2.1">
          <table:table-cell table:style-name="Таблица2.A2" table:number-columns-spanned="6" office:value-type="string">
            <text:p text:style-name="P13">Multilevel programm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1" office:value-type="string">
            <text:p text:style-name="P11">Templates or executable macros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>8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/>
          </table:table-cell>
          <table:table-cell table:style-name="Таблица2.F41" office:value-type="string">
            <text:p text:style-name="P11">8</text:p>
          </table:table-cell>
        </table:table-row>
        <table:table-row table:style-name="Таблица2.1">
          <table:table-cell table:style-name="Таблица2.A41" office:value-type="string">
            <text:p text:style-name="P11">Reflection/Introspection</text:p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>8</text:p>
          </table:table-cell>
          <table:table-cell table:style-name="Таблица2.F41" office:value-type="string">
            <text:p text:style-name="P11">8</text:p>
          </table:table-cell>
        </table:table-row>
        <table:table-row table:style-name="Таблица2.1">
          <table:table-cell table:style-name="Таблица2.A41" office:value-type="string">
            <text:p text:style-name="P11">Dynamic inheritance change</text:p>
          </table:table-cell>
          <table:table-cell table:style-name="Таблица2.A41" office:value-type="string">
            <text:p text:style-name="P11">3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/>
          </table:table-cell>
          <table:table-cell table:style-name="Таблица2.F41" office:value-type="string">
            <text:p text:style-name="P11"/>
          </table:table-cell>
        </table:table-row>
        <table:table-row table:style-name="Таблица2.1">
          <table:table-cell table:style-name="Таблица2.A41" office:value-type="string">
            <text:p text:style-name="P11">Dynamic class creation</text:p>
          </table:table-cell>
          <table:table-cell table:style-name="Таблица2.A41" office:value-type="string">
            <text:p text:style-name="P11">8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>8</text:p>
          </table:table-cell>
          <table:table-cell table:style-name="Таблица2.A41" office:value-type="string">
            <text:p text:style-name="P11"/>
          </table:table-cell>
          <table:table-cell table:style-name="Таблица2.F41" office:value-type="string">
            <text:p text:style-name="P11"/>
          </table:table-cell>
        </table:table-row>
        <table:table-row table:style-name="Таблица2.1">
          <table:table-cell table:style-name="Таблица2.A41" office:value-type="string">
            <text:p text:style-name="P11">Dynamic method creation</text:p>
          </table:table-cell>
          <table:table-cell table:style-name="Таблица2.A41" office:value-type="string">
            <text:p text:style-name="P11">8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/>
          </table:table-cell>
          <table:table-cell table:style-name="Таблица2.F41" office:value-type="string">
            <text:p text:style-name="P11"/>
          </table:table-cell>
        </table:table-row>
        <table:table-row table:style-name="Таблица2.1">
          <table:table-cell table:style-name="Таблица2.A41" office:value-type="string">
            <text:p text:style-name="P11">Dynamic class loading</text:p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>9</text:p>
          </table:table-cell>
          <table:table-cell table:style-name="Таблица2.F41" office:value-type="string">
            <text:p text:style-name="P11">9</text:p>
          </table:table-cell>
        </table:table-row>
        <table:table-row table:style-name="Таблица2.1">
          <table:table-cell table:style-name="Таблица2.A47" office:value-type="string">
            <text:p text:style-name="P11">Dynamic class unloading</text:p>
          </table:table-cell>
          <table:table-cell table:style-name="Таблица2.A47" office:value-type="string">
            <text:p text:style-name="P11">9</text:p>
          </table:table-cell>
          <table:table-cell table:style-name="Таблица2.A47" office:value-type="string">
            <text:p text:style-name="P11"/>
          </table:table-cell>
          <table:table-cell table:style-name="Таблица2.A47" office:value-type="string">
            <text:p text:style-name="P11"/>
          </table:table-cell>
          <table:table-cell table:style-name="Таблица2.A47" office:value-type="string">
            <text:p text:style-name="P11"/>
          </table:table-cell>
          <table:table-cell table:style-name="Таблица2.F47" office:value-type="string">
            <text:p text:style-name="P11"/>
          </table:table-cell>
        </table:table-row>
        <table:table-row table:style-name="Таблица2.1">
          <table:table-cell table:style-name="Таблица2.F41" table:number-columns-spanned="6" office:value-type="string">
            <text:p text:style-name="P12">Performa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1" office:value-type="string">
            <text:p text:style-name="P11">Inline assembler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/>
          </table:table-cell>
          <table:table-cell table:style-name="Таблица2.F41" office:value-type="string">
            <text:p text:style-name="P11"/>
          </table:table-cell>
        </table:table-row>
        <table:table-row table:style-name="Таблица2.1">
          <table:table-cell table:style-name="Таблица2.A41" office:value-type="string">
            <text:p text:style-name="P11">Explicit memory allocation control</text:p>
          </table:table-cell>
          <table:table-cell table:style-name="Таблица2.A41" office:value-type="string">
            <text:p text:style-name="P11">6</text:p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/>
          </table:table-cell>
          <table:table-cell table:style-name="Таблица2.F41" office:value-type="string">
            <text:p text:style-name="P11">9</text:p>
          </table:table-cell>
        </table:table-row>
        <table:table-row table:style-name="Таблица2.1">
          <table:table-cell table:style-name="Таблица2.A41" office:value-type="string">
            <text:p text:style-name="P11">Implicit Parallelism/Scheduling</text:p>
          </table:table-cell>
          <table:table-cell table:style-name="Таблица2.A41" office:value-type="string">
            <text:p text:style-name="P11">8</text:p>
          </table:table-cell>
          <table:table-cell table:style-name="Таблица2.A41" office:value-type="string">
            <text:p text:style-name="P11">3</text:p>
          </table:table-cell>
          <table:table-cell table:style-name="Таблица2.A41" office:value-type="string">
            <text:p text:style-name="P11">3</text:p>
          </table:table-cell>
          <table:table-cell table:style-name="Таблица2.A41" office:value-type="string">
            <text:p text:style-name="P11">3</text:p>
          </table:table-cell>
          <table:table-cell table:style-name="Таблица2.F41" office:value-type="string">
            <text:p text:style-name="P11">3</text:p>
          </table:table-cell>
        </table:table-row>
        <table:table-row table:style-name="Таблица2.1">
          <table:table-cell table:style-name="Таблица2.F41" table:number-columns-spanned="6" office:value-type="string">
            <text:p text:style-name="P12">Reliabili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1" office:value-type="string">
            <text:p text:style-name="P11">Design by Contract</text:p>
          </table:table-cell>
          <table:table-cell table:style-name="Таблица2.A41" office:value-type="string">
            <text:p text:style-name="P11">8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/>
          </table:table-cell>
          <table:table-cell table:style-name="Таблица2.F41" office:value-type="string">
            <text:p text:style-name="P11"/>
          </table:table-cell>
        </table:table-row>
        <table:table-row table:style-name="Таблица2.1">
          <table:table-cell table:style-name="Таблица2.A41" office:value-type="string">
            <text:p text:style-name="P11">Static construction order</text:p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/>
          </table:table-cell>
          <table:table-cell table:style-name="Таблица2.F41" office:value-type="string">
            <text:p text:style-name="P11"/>
          </table:table-cell>
        </table:table-row>
        <table:table-row table:style-name="Таблица2.1">
          <table:table-cell table:style-name="Таблица2.A41" office:value-type="string">
            <text:p text:style-name="P11">Guaranteed initialization</text:p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>9</text:p>
          </table:table-cell>
          <table:table-cell table:style-name="Таблица2.F41" office:value-type="string">
            <text:p text:style-name="P11"/>
          </table:table-cell>
        </table:table-row>
        <table:table-row table:style-name="Таблица2.1">
          <table:table-cell table:style-name="Таблица2.A41" office:value-type="string">
            <text:p text:style-name="P11">RAII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>9</text:p>
          </table:table-cell>
          <table:table-cell table:style-name="Таблица2.F41" office:value-type="string">
            <text:p text:style-name="P11"/>
          </table:table-cell>
        </table:table-row>
        <table:table-row table:style-name="Таблица2.1">
          <table:table-cell table:style-name="Таблица2.A41" office:value-type="string">
            <text:p text:style-name="P11">try-catch-finally blocks</text:p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>9</text:p>
          </table:table-cell>
          <table:table-cell table:style-name="Таблица2.F41" office:value-type="string">
            <text:p text:style-name="P11">9</text:p>
          </table:table-cell>
        </table:table-row>
        <table:table-row table:style-name="Таблица2.1">
          <table:table-cell table:style-name="Таблица2.A41" office:value-type="string">
            <text:p text:style-name="P11">Thread synchronization primitives</text:p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/>
          </table:table-cell>
          <table:table-cell table:style-name="Таблица2.A41" office:value-type="string">
            <text:p text:style-name="P11">9</text:p>
          </table:table-cell>
          <table:table-cell table:style-name="Таблица2.A41" office:value-type="string">
            <text:p text:style-name="P11">9</text:p>
          </table:table-cell>
          <table:table-cell table:style-name="Таблица2.F41" office:value-type="string">
            <text:p text:style-name="P11">9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36" text:outline-level="2">Для оценки того, как тот или иной критерий повлияет проектирование и разработку, введены следующие переменные:</text:h>
            </text:list-item>
          </text:list>
        </text:list-item>
      </text:list>
      <text:list text:style-name="L1">
        <text:list-item>
          <text:list>
            <text:list-item>
              <text:p text:style-name="P19">соотношение времени проектирования — <text:span text:style-name="T5">во сколько раз изменится время проектирования относительно того, что запланировали</text:span></text:p>
            </text:list-item>
            <text:list-item>
              <text:p text:style-name="P20">соотношение времени разработки — <text:span text:style-name="T5">во сколько раз изменится время разработки относительно того, что запланировали </text:span></text:p>
            </text:list-item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36" text:outline-level="2">В результате разработана следующая база знаний:</text:h>
            </text:list-item>
          </text:list>
        </text:list-item>
      </text:list>
      <text:p text:style-name="P30">Область:</text:p>
      <text:p text:style-name="P30">ais lab 1</text:p>
      <text:p text:style-name="P30">Автор: </text:p>
      <text:p text:style-name="P30">eav, epa, 3351</text:p>
      <text:p text:style-name="P30">Текст начала: </text:p>
      <text:p text:style-name="P30">programming language selection</text:p>
      <text:p text:style-name="P30">Применение всех правил в процессе вывода.</text:p>
      <text:p text:style-name="P30">ПР-ЛА:</text:p>
      <text:p text:style-name="P30">----------------------------------------</text:p>
      <text:p text:style-name="P30">ПРАВИЛО: <text:s text:c="4"/>1 <text:s text:c="2"/></text:p>
      <text:p text:style-name="P30">IF:</text:p>
      <text:p text:style-name="P30"><text:s text:c="7"/>Generic Static typing</text:p>
      <text:p text:style-name="P30">THEN:</text:p>
      <text:p text:style-name="P30"><text:s text:c="7"/>Java - Вероятность=9/10</text:p>
      <text:p text:style-name="P30"><text:s text:c="3"/>и <text:s text:c="2"/>C++ - Вероятность=9/10</text:p>
      <text:p text:style-name="P30"><text:s text:c="3"/>и <text:s text:c="2"/>C# - Вероятность=9/10</text:p>
      <text:p text:style-name="P30"><text:s text:c="3"/>и <text:s text:c="2"/>[CODING_TIME_RATIO] ПРИСВОЕНО ЗНАЧЕНИЕ [PROJECT_TIME_RATIO] * 0.9</text:p>
      <text:p text:style-name="P30">----------------------------------------</text:p>
      <text:p text:style-name="P30">ПРАВИЛО: <text:s text:c="4"/>2 <text:s text:c="2"/></text:p>
      <text:p text:style-name="P30">IF:</text:p>
      <text:p text:style-name="P30"><text:s text:c="7"/>Generic Garbage Collection</text:p>
      <text:p text:style-name="P30">THEN:</text:p>
      <text:p text:style-name="P30"><text:s text:c="7"/>Java - Вероятность=9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<text:s text:c="3"/>и <text:s text:c="2"/>[CODING_TIME_RATIO] ПРИСВОЕНО ЗНАЧЕНИЕ [CODING_TIME_RATIO] * 0.99</text:p>
      <text:p text:style-name="P30">----------------------------------------</text:p>
      <text:p text:style-name="P30">ПРАВИЛО: <text:s text:c="4"/>3 <text:s text:c="2"/></text:p>
      <text:p text:style-name="P30">IF:</text:p>
      <text:p text:style-name="P30"><text:s text:c="7"/>Generic Aliases</text:p>
      <text:p text:style-name="P30">THEN:</text:p>
      <text:p text:style-name="P30"><text:s text:c="7"/>Java - Вероятность=3/10</text:p>
      <text:p text:style-name="P30"><text:s text:c="3"/>и <text:s text:c="2"/>C++ - Вероятность=9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<text:s text:c="3"/>и <text:s text:c="2"/>[CODING_TIME_RATIO] ПРИСВОЕНО ЗНАЧЕНИЕ [CODING_TIME_RATIO] * 0.9</text:p>
      <text:p text:style-name="P30">----------------------------------------</text:p>
      <text:p text:style-name="P30">ПРАВИЛО: <text:s text:c="4"/>4 <text:s text:c="2"/></text:p>
      <text:p text:style-name="P30">IF:</text:p>
      <text:p text:style-name="P30"><text:s text:c="7"/>Value types Typed Enumeration/Boolean</text:p>
      <text:p text:style-name="P30">THEN:</text:p>
      <text:p text:style-name="P30"><text:s text:c="7"/>Java - Вероятность=9/10</text:p>
      <text:p text:style-name="P30"><text:s text:c="3"/>и <text:s text:c="2"/>C++ - Вероятность=9/10</text:p>
      <text:p text:style-name="P30"><text:s text:c="3"/>и <text:s text:c="2"/>C# - Вероятность=9/10</text:p>
      <text:p text:style-name="P30">----------------------------------------</text:p>
      <text:p text:style-name="P30">ПРАВИЛО: <text:s text:c="4"/>5 <text:s text:c="2"/></text:p>
      <text:p text:style-name="P30">IF:</text:p>
      <text:p text:style-name="P30"><text:s text:c="7"/>Value types Long double floating point (80bit)</text:p>
      <text:p text:style-name="P30">THEN:</text:p>
      <text:p text:style-name="P30"><text:s text:c="7"/>C++ - Вероятность=9/10</text:p>
      <text:p text:style-name="P30"><text:s text:c="3"/>и <text:s text:c="2"/>C# - Вероятность=6/10</text:p>
      <text:p text:style-name="P30">----------------------------------------</text:p>
      <text:p text:style-name="P30">ПРАВИЛО: <text:s text:c="4"/>6 <text:s text:c="2"/></text:p>
      <text:p text:style-name="P30">IF:</text:p>
      <text:p text:style-name="P30"><text:s text:c="7"/>Value types Complex and Imaginary</text:p>
      <text:p text:style-name="P30">THEN:</text:p>
      <text:p text:style-name="P30"><text:s text:c="7"/>Python - Вероятность=9/10</text:p>
      <text:p text:style-name="P30"><text:s text:c="3"/>и <text:s text:c="2"/>Ruby - Вероятность=6/10</text:p>
      <text:p text:style-name="P30">----------------------------------------</text:p>
      <text:p text:style-name="P30">ПРАВИЛО: <text:s text:c="4"/>7 <text:s text:c="2"/></text:p>
      <text:p text:style-name="P30">IF:</text:p>
      <text:p text:style-name="P30"><text:s text:c="7"/>Value types Rational</text:p>
      <text:p text:style-name="P30">THEN:</text:p>
      <text:p text:style-name="P30"><text:s text:c="7"/>Java - Вероятность=6/10</text:p>
      <text:p text:style-name="P30"><text:s text:c="3"/>и <text:s text:c="2"/>Ruby - Вероятность=6/10</text:p>
      <text:p text:style-name="P30">----------------------------------------</text:p>
      <text:p text:style-name="P30">ПРАВИЛО: <text:s text:c="4"/>8 <text:s text:c="2"/></text:p>
      <text:p text:style-name="P30">IF:</text:p>
      <text:p text:style-name="P30"><text:s text:c="7"/>Value types Arbitrary Precision Arithmetic</text:p>
      <text:p text:style-name="P30">THEN:</text:p>
      <text:p text:style-name="P30"><text:s text:c="7"/>Java - Вероятность=7/10</text:p>
      <text:p text:style-name="P30">----------------------------------------</text:p>
      <text:p text:style-name="P30">ПРАВИЛО: <text:s text:c="4"/>9 <text:s text:c="2"/></text:p>
      <text:p text:style-name="P30">IF:</text:p>
      <text:p text:style-name="P30"><text:s text:c="7"/>Value types Regular Expression</text:p>
      <text:p text:style-name="P30">THEN:</text:p>
      <text:p text:style-name="P30"><text:s text:c="7"/>Java - Вероятность=7/10</text:p>
      <text:p text:style-name="P30"><text:s text:c="3"/>и <text:s text:c="2"/>C++ - Вероятность=6/10</text:p>
      <text:p text:style-name="P30"><text:s text:c="3"/>и <text:s text:c="2"/>C# - Вероятность=6/10</text:p>
      <text:p text:style-name="P30"><text:s text:c="3"/>и <text:s text:c="2"/>Python - Вероятность=6/10</text:p>
      <text:p text:style-name="P30"><text:s text:c="3"/>и <text:s text:c="2"/>Ruby - Вероятность=9/10</text:p>
      <text:p text:style-name="P30">----------------------------------------</text:p>
      <text:p text:style-name="P30">ПРАВИЛО: <text:s text:c="4"/>10 <text:s/></text:p>
      <text:p text:style-name="P30">IF:</text:p>
      <text:p text:style-name="P30"><text:s text:c="7"/>Arrays Lightweight array</text:p>
      <text:p text:style-name="P30">THEN:</text:p>
      <text:p text:style-name="P30"><text:s text:c="7"/>C++ - Вероятность=9/10</text:p>
      <text:p text:style-name="P30"><text:s text:c="3"/>и <text:s text:c="2"/>Python - Вероятность=6/10</text:p>
      <text:p text:style-name="P30"><text:s text:c="3"/>и <text:s text:c="2"/>[CODING_TIME_RATIO] ПРИСВОЕНО ЗНАЧЕНИЕ [CODING_TIME_RATIO] * 1.1</text:p>
      <text:p text:style-name="P30">----------------------------------------</text:p>
      <text:p text:style-name="P30">ПРАВИЛО: <text:s text:c="4"/>11 <text:s/></text:p>
      <text:p text:style-name="P30">IF:</text:p>
      <text:p text:style-name="P30"><text:s text:c="7"/>Arrays Array bounds checking</text:p>
      <text:p text:style-name="P30">THEN:</text:p>
      <text:p text:style-name="P30"><text:s text:c="7"/>Java - Вероятность=9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<text:s text:c="3"/>и <text:s text:c="2"/>[CODING_TIME_RATIO] ПРИСВОЕНО ЗНАЧЕНИЕ [CODING_TIME_RATIO] * 0.9</text:p>
      <text:p text:style-name="P30">----------------------------------------</text:p>
      <text:p text:style-name="P30">ПРАВИЛО: <text:s text:c="4"/>12 <text:s/></text:p>
      <text:p text:style-name="P30">IF:</text:p>
      <text:p text:style-name="P30"><text:s text:c="7"/>Arrays Array slicing</text:p>
      <text:p text:style-name="P30">THEN:</text:p>
      <text:p text:style-name="P30"><text:s text:c="7"/>Java - Вероятность=7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----------------------------------------</text:p>
      <text:p text:style-name="P30">ПРАВИЛО: <text:s text:c="4"/>13 <text:s/></text:p>
      <text:p text:style-name="P30">IF:</text:p>
      <text:p text:style-name="P30"><text:s text:c="7"/>Arrays Array of bits / Finite set</text:p>
      <text:p text:style-name="P30">THEN:</text:p>
      <text:p text:style-name="P30"><text:s text:c="7"/>Java - Вероятность=7/10</text:p>
      <text:p text:style-name="P30"><text:s text:c="3"/>и <text:s text:c="2"/>C++ - Вероятность=9/10</text:p>
      <text:p text:style-name="P30"><text:s text:c="3"/>и <text:s text:c="2"/>[PROJECT_TIME_RATIO] ПРИСВОЕНО ЗНАЧЕНИЕ [PROJECT_TIME_RATIO] * 0.9</text:p>
      <text:p text:style-name="P30">----------------------------------------</text:p>
      <text:p text:style-name="P30">ПРАВИЛО: <text:s text:c="4"/>14 <text:s/></text:p>
      <text:p text:style-name="P30">IF:</text:p>
      <text:p text:style-name="P30"><text:s text:c="7"/>Other Data Models List</text:p>
      <text:p text:style-name="P30">THEN:</text:p>
      <text:p text:style-name="P30"><text:s text:c="7"/>Java - Вероятность=6/10</text:p>
      <text:p text:style-name="P30"><text:s text:c="3"/>и <text:s text:c="2"/>C++ - Вероятность=6/10</text:p>
      <text:p text:style-name="P30"><text:s text:c="3"/>и <text:s text:c="2"/>C# - Вероятность=6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<text:s text:c="3"/>и <text:s text:c="2"/>[PROJECT_TIME_RATIO] ПРИСВОЕНО ЗНАЧЕНИЕ [PROJECT_TIME_RATIO] * 0.9</text:p>
      <text:p text:style-name="P30">----------------------------------------</text:p>
      <text:p text:style-name="P30">ПРАВИЛО: <text:s text:c="4"/>15 <text:s/></text:p>
      <text:p text:style-name="P30">IF:</text:p>
      <text:p text:style-name="P30"><text:s text:c="7"/>Other Data Models Hash</text:p>
      <text:p text:style-name="P30">THEN:</text:p>
      <text:p text:style-name="P30"><text:s text:c="7"/>Java - Вероятность=6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<text:s text:c="3"/>и <text:s text:c="2"/>[PROJECT_TIME_RATIO] ПРИСВОЕНО ЗНАЧЕНИЕ [PROJECT_TIME_RATIO] * 0.9</text:p>
      <text:p text:style-name="P30">----------------------------------------</text:p>
      <text:p text:style-name="P30">ПРАВИЛО: <text:s text:c="4"/>16 <text:s/></text:p>
      <text:p text:style-name="P30">IF:</text:p>
      <text:p text:style-name="P30"><text:s text:c="7"/>Other Data Models Abstract collection</text:p>
      <text:p text:style-name="P30">THEN:</text:p>
      <text:p text:style-name="P30"><text:s text:c="7"/>Java - Вероятность=9/10</text:p>
      <text:p text:style-name="P30"><text:s text:c="3"/>и <text:s text:c="2"/>[PROJECT_TIME_RATIO] ПРИСВОЕНО ЗНАЧЕНИЕ [PROJECT_TIME_RATIO] * 0.9</text:p>
      <text:p text:style-name="P30">----------------------------------------</text:p>
      <text:p text:style-name="P30">ПРАВИЛО: <text:s text:c="4"/>17 <text:s/></text:p>
      <text:p text:style-name="P30">IF:</text:p>
      <text:p text:style-name="P30"><text:s text:c="7"/>Functions Function delegates</text:p>
      <text:p text:style-name="P30">THEN:</text:p>
      <text:p text:style-name="P30"><text:s text:c="7"/>C# - Вероятность=9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<text:s text:c="3"/>и <text:s text:c="2"/>[PROJECT_TIME_RATIO] ПРИСВОЕНО ЗНАЧЕНИЕ [PROJECT_TIME_RATIO] * 0.85</text:p>
      <text:p text:style-name="P30">----------------------------------------</text:p>
      <text:p text:style-name="P30">ПРАВИЛО: <text:s text:c="4"/>18 <text:s/></text:p>
      <text:p text:style-name="P30">IF:</text:p>
      <text:p text:style-name="P30"><text:s text:c="7"/>Functions Function overloading</text:p>
      <text:p text:style-name="P30">THEN:</text:p>
      <text:p text:style-name="P30"><text:s text:c="7"/>Java - Вероятность=9/10</text:p>
      <text:p text:style-name="P30"><text:s text:c="3"/>и <text:s text:c="2"/>C++ - Вероятность=9/10</text:p>
      <text:p text:style-name="P30"><text:s text:c="3"/>и <text:s text:c="2"/>C# - Вероятность=9/10</text:p>
      <text:p text:style-name="P30"><text:s text:c="3"/>и <text:s text:c="2"/>[PROJECT_TIME_RATIO] ПРИСВОЕНО ЗНАЧЕНИЕ [PROJECT_TIME_RATIO] * 0.85</text:p>
      <text:p text:style-name="P30">----------------------------------------</text:p>
      <text:p text:style-name="P30">ПРАВИЛО: <text:s text:c="4"/>19 <text:s/></text:p>
      <text:p text:style-name="P30">IF:</text:p>
      <text:p text:style-name="P30"><text:s text:c="7"/>Functions Out function parameters</text:p>
      <text:p text:style-name="P30">THEN:</text:p>
      <text:p text:style-name="P30"><text:s text:c="7"/>C++ - Вероятность=9/10</text:p>
      <text:p text:style-name="P30"><text:s text:c="3"/>и <text:s text:c="2"/>C# - Вероятность=9/10</text:p>
      <text:p text:style-name="P30"><text:s text:c="3"/>и <text:s text:c="2"/>[PROJECT_TIME_RATIO] ПРИСВОЕНО ЗНАЧЕНИЕ [PROJECT_TIME_RATIO] * 0.9</text:p>
      <text:p text:style-name="P30"><text:s text:c="3"/>и <text:s text:c="2"/>[CODING_TIME_RATIO] ПРИСВОЕНО ЗНАЧЕНИЕ [CODING_TIME_RATIO] * 1.1</text:p>
      <text:p text:style-name="P30">----------------------------------------</text:p>
      <text:p text:style-name="P30">ПРАВИЛО: <text:s text:c="4"/>20 <text:s/></text:p>
      <text:p text:style-name="P30">IF:</text:p>
      <text:p text:style-name="P30"><text:s text:c="7"/>Functions Nested functions</text:p>
      <text:p text:style-name="P30">THEN:</text:p>
      <text:p text:style-name="P30"><text:s text:c="7"/>Java - Вероятность=5/10</text:p>
      <text:p text:style-name="P30"><text:s text:c="3"/>и <text:s text:c="2"/>Python - Вероятность=9/10</text:p>
      <text:p text:style-name="P30">----------------------------------------</text:p>
      <text:p text:style-name="P30">ПРАВИЛО: <text:s text:c="4"/>21 <text:s/></text:p>
      <text:p text:style-name="P30">IF:</text:p>
      <text:p text:style-name="P30"><text:s text:c="7"/>Functions Function literals</text:p>
      <text:p text:style-name="P30">THEN:</text:p>
      <text:p text:style-name="P30"><text:s text:c="7"/>Java - Вероятность=5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----------------------------------------</text:p>
      <text:p text:style-name="P30">ПРАВИЛО: <text:s text:c="4"/>22 <text:s/></text:p>
      <text:p text:style-name="P30">IF:</text:p>
      <text:p text:style-name="P30"><text:s text:c="7"/>Functions Dynamic closures</text:p>
      <text:p text:style-name="P30">THEN:</text:p>
      <text:p text:style-name="P30"><text:s text:c="7"/>Python - Вероятность=9/10</text:p>
      <text:p text:style-name="P30"><text:s text:c="3"/>и <text:s text:c="2"/>Ruby - Вероятность=9/10</text:p>
      <text:p text:style-name="P30">----------------------------------------</text:p>
      <text:p text:style-name="P30">ПРАВИЛО: <text:s text:c="4"/>23 <text:s/></text:p>
      <text:p text:style-name="P30">IF:</text:p>
      <text:p text:style-name="P30"><text:s text:c="7"/>Functions Lexical closures</text:p>
      <text:p text:style-name="P30">THEN:</text:p>
      <text:p text:style-name="P30"><text:s text:c="7"/>Java - Вероятность=5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<text:s text:c="3"/>и <text:s text:c="2"/>[PROJECT_TIME_RATIO] ПРИСВОЕНО ЗНАЧЕНИЕ [PROJECT_TIME_RATIO] * 0.9</text:p>
      <text:p text:style-name="P30">----------------------------------------</text:p>
      <text:p text:style-name="P30">ПРАВИЛО: <text:s text:c="4"/>24 <text:s/></text:p>
      <text:p text:style-name="P30">IF:</text:p>
      <text:p text:style-name="P30"><text:s text:c="7"/>Functions Non-class functions</text:p>
      <text:p text:style-name="P30">THEN:</text:p>
      <text:p text:style-name="P30"><text:s text:c="7"/>C++ - Вероятность=9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<text:s text:c="3"/>и <text:s text:c="2"/>[CODING_TIME_RATIO] ПРИСВОЕНО ЗНАЧЕНИЕ [CODING_TIME_RATIO] * 0.9</text:p>
      <text:p text:style-name="P30">----------------------------------------</text:p>
      <text:p text:style-name="P30">ПРАВИЛО: <text:s text:c="4"/>25 <text:s/></text:p>
      <text:p text:style-name="P30">IF:</text:p>
      <text:p text:style-name="P30"><text:s text:c="7"/>OOP Modules/Namespaces</text:p>
      <text:p text:style-name="P30">THEN:</text:p>
      <text:p text:style-name="P30"><text:s text:c="7"/>Java - Вероятность=9/10</text:p>
      <text:p text:style-name="P30"><text:s text:c="3"/>и <text:s text:c="2"/>C++ - Вероятность=7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<text:s text:c="3"/>и <text:s text:c="2"/>Ruby - Вероятность=6/10</text:p>
      <text:p text:style-name="P30"><text:s text:c="3"/>и <text:s text:c="2"/>[PROJECT_TIME_RATIO] ПРИСВОЕНО ЗНАЧЕНИЕ [PROJECT_TIME_RATIO] * 0.8</text:p>
      <text:p text:style-name="P30"><text:s text:c="3"/>и <text:s text:c="2"/>[CODING_TIME_RATIO] ПРИСВОЕНО ЗНАЧЕНИЕ [CODING_TIME_RATIO] * 0.95</text:p>
      <text:p text:style-name="P30">----------------------------------------</text:p>
      <text:p text:style-name="P30">ПРАВИЛО: <text:s text:c="4"/>26 <text:s/></text:p>
      <text:p text:style-name="P30">IF:</text:p>
      <text:p text:style-name="P30"><text:s text:c="7"/>OOP Multiple Inheritance</text:p>
      <text:p text:style-name="P30">THEN:</text:p>
      <text:p text:style-name="P30"><text:s text:c="7"/>Java - Вероятность=4/10</text:p>
      <text:p text:style-name="P30"><text:s text:c="3"/>и <text:s text:c="2"/>C++ - Вероятность=9/10</text:p>
      <text:p text:style-name="P30"><text:s text:c="3"/>и <text:s text:c="2"/>Python - Вероятность=9/10</text:p>
      <text:p text:style-name="P30"><text:s text:c="3"/>и <text:s text:c="2"/>Ruby - Вероятность=3/10</text:p>
      <text:p text:style-name="P30"><text:s text:c="3"/>и <text:s text:c="2"/>[PROJECT_TIME_RATIO] ПРИСВОЕНО ЗНАЧЕНИЕ [PROJECT_TIME_RATIO] * 0.8</text:p>
      <text:p text:style-name="P30"><text:s text:c="3"/>и <text:s text:c="2"/>[CODING_TIME_RATIO] ПРИСВОЕНО ЗНАЧЕНИЕ [CODING_TIME_RATIO] * 1.1</text:p>
      <text:p text:style-name="P30">----------------------------------------</text:p>
      <text:p text:style-name="P30">ПРАВИЛО: <text:s text:c="4"/>27 <text:s/></text:p>
      <text:p text:style-name="P30">IF:</text:p>
      <text:p text:style-name="P30"><text:s text:c="7"/>OOP Interfaces</text:p>
      <text:p text:style-name="P30">THEN:</text:p>
      <text:p text:style-name="P30"><text:s text:c="7"/>Java - Вероятность=4/10</text:p>
      <text:p text:style-name="P30"><text:s text:c="3"/>и <text:s text:c="2"/>C++ - Вероятность=9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<text:s text:c="3"/>и <text:s text:c="2"/>[PROJECT_TIME_RATIO] ПРИСВОЕНО ЗНАЧЕНИЕ [PROJECT_TIME_RATIO] * 0.8</text:p>
      <text:p text:style-name="P30"><text:s text:c="3"/>и <text:s text:c="2"/>[CODING_TIME_RATIO] ПРИСВОЕНО ЗНАЧЕНИЕ [CODING_TIME_RATIO] * 0.8</text:p>
      <text:p text:style-name="P30">----------------------------------------</text:p>
      <text:p text:style-name="P30">ПРАВИЛО: <text:s text:c="4"/>28 <text:s/></text:p>
      <text:p text:style-name="P30">IF:</text:p>
      <text:p text:style-name="P30"><text:s text:c="7"/>OOP Fine grain export control</text:p>
      <text:p text:style-name="P30">THEN:</text:p>
      <text:p text:style-name="P30"><text:s text:c="7"/>Java - Вероятность=7/10</text:p>
      <text:p text:style-name="P30"><text:s text:c="3"/>и <text:s text:c="2"/>C++ - Вероятность=7/10</text:p>
      <text:p text:style-name="P30"><text:s text:c="3"/>и <text:s text:c="2"/>C# - Вероятность=7/10</text:p>
      <text:p text:style-name="P30"><text:s text:c="3"/>и <text:s text:c="2"/>[PROJECT_TIME_RATIO] ПРИСВОЕНО ЗНАЧЕНИЕ [PROJECT_TIME_RATIO] * 0.9</text:p>
      <text:p text:style-name="P30">----------------------------------------</text:p>
      <text:p text:style-name="P30">ПРАВИЛО: <text:s text:c="4"/>29 <text:s/></text:p>
      <text:p text:style-name="P30">IF:</text:p>
      <text:p text:style-name="P30"><text:s text:c="7"/>OOP Inner classes</text:p>
      <text:p text:style-name="P30">THEN:</text:p>
      <text:p text:style-name="P30"><text:s text:c="7"/>Java - Вероятность=9/10</text:p>
      <text:p text:style-name="P30"><text:s text:c="3"/>и <text:s text:c="2"/>Ruby - Вероятность=9/10</text:p>
      <text:p text:style-name="P30"><text:s text:c="3"/>и <text:s text:c="2"/>[CODING_TIME_RATIO] ПРИСВОЕНО ЗНАЧЕНИЕ [CODING_TIME_RATIO] * 0.9</text:p>
      <text:p text:style-name="P30">----------------------------------------</text:p>
      <text:p text:style-name="P30">ПРАВИЛО: <text:s text:c="4"/>30 <text:s/></text:p>
      <text:p text:style-name="P30">IF:</text:p>
      <text:p text:style-name="P30"><text:s text:c="7"/>OOP Operator overloading</text:p>
      <text:p text:style-name="P30">THEN:</text:p>
      <text:p text:style-name="P30"><text:s text:c="7"/>C++ - Вероятность=9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<text:s text:c="3"/>и <text:s text:c="2"/>[PROJECT_TIME_RATIO] ПРИСВОЕНО ЗНАЧЕНИЕ [PROJECT_TIME_RATIO] * 1.1</text:p>
      <text:p text:style-name="P30"><text:s text:c="3"/>и <text:s text:c="2"/>[CODING_TIME_RATIO] ПРИСВОЕНО ЗНАЧЕНИЕ [CODING_TIME_RATIO] * 0.9</text:p>
      <text:p text:style-name="P30">----------------------------------------</text:p>
      <text:p text:style-name="P30">ПРАВИЛО: <text:s text:c="4"/>31 <text:s/></text:p>
      <text:p text:style-name="P30">IF:</text:p>
      <text:p text:style-name="P30"><text:s text:c="7"/>OOP Covariant return types</text:p>
      <text:p text:style-name="P30">THEN:</text:p>
      <text:p text:style-name="P30"><text:s text:c="7"/>Java - Вероятность=9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----------------------------------------</text:p>
      <text:p text:style-name="P30">ПРАВИЛО: <text:s text:c="4"/>32 <text:s/></text:p>
      <text:p text:style-name="P30">IF:</text:p>
      <text:p text:style-name="P30"><text:s text:c="7"/>OOP Generics</text:p>
      <text:p text:style-name="P30">THEN:</text:p>
      <text:p text:style-name="P30"><text:s text:c="7"/>Java - Вероятность=6/10</text:p>
      <text:p text:style-name="P30"><text:s text:c="3"/>и <text:s text:c="2"/>C++ - Вероятность=9/10</text:p>
      <text:p text:style-name="P30"><text:s text:c="3"/>и <text:s text:c="2"/>C# - Вероятность=6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----------------------------------------</text:p>
      <text:p text:style-name="P30">ПРАВИЛО: <text:s text:c="4"/>33 <text:s/></text:p>
      <text:p text:style-name="P30">IF:</text:p>
      <text:p text:style-name="P30"><text:s text:c="7"/>Multilevel programming Templates or executable macros</text:p>
      <text:p text:style-name="P30">THEN:</text:p>
      <text:p text:style-name="P30"><text:s text:c="7"/>C# - Вероятность=8/10</text:p>
      <text:p text:style-name="P30"><text:s text:c="3"/>и <text:s text:c="2"/>Python - Вероятность=8/10</text:p>
      <text:p text:style-name="P30">----------------------------------------</text:p>
      <text:p text:style-name="P30">ПРАВИЛО: <text:s text:c="4"/>34 <text:s/></text:p>
      <text:p text:style-name="P30">IF:</text:p>
      <text:p text:style-name="P30"><text:s text:c="7"/>Multilevel programming Reflection/Introspection</text:p>
      <text:p text:style-name="P30">THEN:</text:p>
      <text:p text:style-name="P30"><text:s text:c="7"/>Java - Вероятность=9/10</text:p>
      <text:p text:style-name="P30"><text:s text:c="3"/>и <text:s text:c="2"/>C# - Вероятность=9/10</text:p>
      <text:p text:style-name="P30"><text:s text:c="3"/>и <text:s text:c="2"/>Python - Вероятность=8/10</text:p>
      <text:p text:style-name="P30"><text:s text:c="3"/>и <text:s text:c="2"/>Ruby - Вероятность=8/10</text:p>
      <text:p text:style-name="P30"><text:s text:c="3"/>и <text:s text:c="2"/>[PROJECT_TIME_RATIO] ПРИСВОЕНО ЗНАЧЕНИЕ [PROJECT_TIME_RATIO] * 0.9</text:p>
      <text:p text:style-name="P30"><text:s text:c="3"/>и <text:s text:c="2"/>[CODING_TIME_RATIO] ПРИСВОЕНО ЗНАЧЕНИЕ [CODING_TIME_RATIO] * 0.9</text:p>
      <text:p text:style-name="P30">----------------------------------------</text:p>
      <text:p text:style-name="P30">ПРАВИЛО: <text:s text:c="4"/>35 <text:s/></text:p>
      <text:p text:style-name="P30">IF:</text:p>
      <text:p text:style-name="P30"><text:s text:c="7"/>Multilevel programming Dynamic inheritance change</text:p>
      <text:p text:style-name="P30">THEN:</text:p>
      <text:p text:style-name="P30"><text:s text:c="7"/>Java - Вероятность=3/10</text:p>
      <text:p text:style-name="P30"><text:s text:c="3"/>и <text:s text:c="2"/>[PROJECT_TIME_RATIO] ПРИСВОЕНО ЗНАЧЕНИЕ [PROJECT_TIME_RATIO] * 0.8</text:p>
      <text:p text:style-name="P30">----------------------------------------</text:p>
      <text:p text:style-name="P30">ПРАВИЛО: <text:s text:c="4"/>36 <text:s/></text:p>
      <text:p text:style-name="P30">IF:</text:p>
      <text:p text:style-name="P30"><text:s text:c="7"/>Multilevel programming Dynamic class creation</text:p>
      <text:p text:style-name="P30">THEN:</text:p>
      <text:p text:style-name="P30"><text:s text:c="7"/>Java - Вероятность=8/10</text:p>
      <text:p text:style-name="P30"><text:s text:c="3"/>и <text:s text:c="2"/>C# - Вероятность=8/10</text:p>
      <text:p text:style-name="P30">----------------------------------------</text:p>
      <text:p text:style-name="P30">ПРАВИЛО: <text:s text:c="4"/>37 <text:s/></text:p>
      <text:p text:style-name="P30">IF:</text:p>
      <text:p text:style-name="P30"><text:s text:c="7"/>Multilevel programming Dynamic method creation</text:p>
      <text:p text:style-name="P30">THEN:</text:p>
      <text:p text:style-name="P30"><text:s text:c="7"/>Java - Вероятность=8/10</text:p>
      <text:p text:style-name="P30"><text:s text:c="3"/>и <text:s text:c="2"/>C# - Вероятность=9/10</text:p>
      <text:p text:style-name="P30">----------------------------------------</text:p>
      <text:p text:style-name="P30">ПРАВИЛО: <text:s text:c="4"/>38 <text:s/></text:p>
      <text:p text:style-name="P30">IF:</text:p>
      <text:p text:style-name="P30"><text:s text:c="7"/>Multilevel programming Dynamic class loading</text:p>
      <text:p text:style-name="P30">THEN:</text:p>
      <text:p text:style-name="P30"><text:s text:c="7"/>Java - Вероятность=9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<text:s text:c="3"/>и <text:s text:c="2"/>[PROJECT_TIME_RATIO] ПРИСВОЕНО ЗНАЧЕНИЕ [PROJECT_TIME_RATIO] * 0.9</text:p>
      <text:p text:style-name="P30">----------------------------------------</text:p>
      <text:p text:style-name="P30">ПРАВИЛО: <text:s text:c="4"/>39 <text:s/></text:p>
      <text:p text:style-name="P30">IF:</text:p>
      <text:p text:style-name="P30"><text:s text:c="7"/>Multilevel programming Dynamic class unloading</text:p>
      <text:p text:style-name="P30">THEN:</text:p>
      <text:p text:style-name="P30"><text:s text:c="7"/>Java - Вероятность=9/10</text:p>
      <text:p text:style-name="P30"><text:s text:c="3"/>и <text:s text:c="2"/>[PROJECT_TIME_RATIO] ПРИСВОЕНО ЗНАЧЕНИЕ [PROJECT_TIME_RATIO] * 0.9</text:p>
      <text:p text:style-name="P30">----------------------------------------</text:p>
      <text:p text:style-name="P30">ПРАВИЛО: <text:s text:c="4"/>40 <text:s/></text:p>
      <text:p text:style-name="P30">IF:</text:p>
      <text:p text:style-name="P30"><text:s text:c="7"/>Performance Inline assembler</text:p>
      <text:p text:style-name="P30">THEN:</text:p>
      <text:p text:style-name="P30"><text:s text:c="7"/>C++ - Вероятность=9/10</text:p>
      <text:p text:style-name="P30">----------------------------------------</text:p>
      <text:p text:style-name="P30">ПРАВИЛО: <text:s text:c="4"/>41 <text:s/></text:p>
      <text:p text:style-name="P30">IF:</text:p>
      <text:p text:style-name="P30"><text:s text:c="7"/>Performance Explicit memory allocation control</text:p>
      <text:p text:style-name="P30">THEN:</text:p>
      <text:p text:style-name="P30"><text:s text:c="7"/>Java - Вероятность=6/10</text:p>
      <text:p text:style-name="P30"><text:s text:c="3"/>и <text:s text:c="2"/>C++ - Вероятность=9/10</text:p>
      <text:p text:style-name="P30"><text:s text:c="3"/>и <text:s text:c="2"/>Ruby - Вероятность=9/10</text:p>
      <text:p text:style-name="P30">----------------------------------------</text:p>
      <text:p text:style-name="P30">ПРАВИЛО: <text:s text:c="4"/>42 <text:s/></text:p>
      <text:p text:style-name="P30">IF:</text:p>
      <text:p text:style-name="P30"><text:s text:c="7"/>Performance Implicit Parallelism/Scheduling</text:p>
      <text:p text:style-name="P30">THEN:</text:p>
      <text:p text:style-name="P30"><text:s text:c="7"/>Java - Вероятность=8/10</text:p>
      <text:p text:style-name="P30"><text:s text:c="3"/>и <text:s text:c="2"/>C++ - Вероятность=3/10</text:p>
      <text:p text:style-name="P30"><text:s text:c="3"/>и <text:s text:c="2"/>C# - Вероятность=3/10</text:p>
      <text:p text:style-name="P30"><text:s text:c="3"/>и <text:s text:c="2"/>Python - Вероятность=3/10</text:p>
      <text:p text:style-name="P30"><text:s text:c="3"/>и <text:s text:c="2"/>Ruby - Вероятность=3/10</text:p>
      <text:p text:style-name="P30">----------------------------------------</text:p>
      <text:p text:style-name="P30">ПРАВИЛО: <text:s text:c="4"/>43 <text:s/></text:p>
      <text:p text:style-name="P30">IF:</text:p>
      <text:p text:style-name="P30"><text:s text:c="7"/>Reliability Design by Contract</text:p>
      <text:p text:style-name="P30">THEN:</text:p>
      <text:p text:style-name="P30"><text:s text:c="7"/>Java - Вероятность=8/10</text:p>
      <text:p text:style-name="P30"><text:s text:c="3"/>и <text:s text:c="2"/>Multilevel programming Dynamic class loading</text:p>
      <text:p text:style-name="P30"><text:s text:c="3"/>и <text:s text:c="2"/>[PROJECT_TIME_RATIO] ПРИСВОЕНО ЗНАЧЕНИЕ [PROJECT_TIME_RATIO] * 1.1</text:p>
      <text:p text:style-name="P30"><text:s text:c="3"/>и <text:s text:c="2"/>[CODING_TIME_RATIO] ПРИСВОЕНО ЗНАЧЕНИЕ [CODING_TIME_RATIO] * 0.9</text:p>
      <text:p text:style-name="P30">----------------------------------------</text:p>
      <text:p text:style-name="P30">ПРАВИЛО: <text:s text:c="4"/>44 <text:s/></text:p>
      <text:p text:style-name="P30">IF:</text:p>
      <text:p text:style-name="P30"><text:s text:c="7"/>Reliability Static construction order</text:p>
      <text:p text:style-name="P30">THEN:</text:p>
      <text:p text:style-name="P30"><text:s text:c="7"/>Java - Вероятность=9/10</text:p>
      <text:p text:style-name="P30"><text:s text:c="3"/>и <text:s text:c="2"/>C# - Вероятность=8/10</text:p>
      <text:p text:style-name="P30">----------------------------------------</text:p>
      <text:p text:style-name="P30">ПРАВИЛО: <text:s text:c="4"/>45 <text:s/></text:p>
      <text:p text:style-name="P30">IF:</text:p>
      <text:p text:style-name="P30"><text:s text:c="7"/>Reliability Guaranteed initialization</text:p>
      <text:p text:style-name="P30">THEN:</text:p>
      <text:p text:style-name="P30"><text:s text:c="7"/>Java - Вероятность=9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<text:s text:c="3"/>и <text:s text:c="2"/>[CODING_TIME_RATIO] ПРИСВОЕНО ЗНАЧЕНИЕ [CODING_TIME_RATIO] * 0.9</text:p>
      <text:p text:style-name="P30">----------------------------------------</text:p>
      <text:p text:style-name="P30">ПРАВИЛО: <text:s text:c="4"/>46 <text:s/></text:p>
      <text:p text:style-name="P30">IF:</text:p>
      <text:p text:style-name="P30"><text:s text:c="7"/>Reliability RAII</text:p>
      <text:p text:style-name="P30">THEN:</text:p>
      <text:p text:style-name="P30"><text:s text:c="7"/>C++ - Вероятность=9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----------------------------------------</text:p>
      <text:p text:style-name="P30">ПРАВИЛО: <text:s text:c="4"/>47 <text:s/></text:p>
      <text:p text:style-name="P30">IF:</text:p>
      <text:p text:style-name="P30"><text:s text:c="7"/>Reliability try-catch-finally blocks</text:p>
      <text:p text:style-name="P30">THEN:</text:p>
      <text:p text:style-name="P30"><text:s text:c="7"/>Java - Вероятность=9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----------------------------------------</text:p>
      <text:p text:style-name="P30">ПРАВИЛО: <text:s text:c="4"/>48 <text:s/></text:p>
      <text:p text:style-name="P30">IF:</text:p>
      <text:p text:style-name="P30"><text:s text:c="7"/>Reliability Thread synchronization primitives</text:p>
      <text:p text:style-name="P30">THEN:</text:p>
      <text:p text:style-name="P30"><text:s text:c="7"/>Java - Вероятность=9/10</text:p>
      <text:p text:style-name="P30"><text:s text:c="3"/>и <text:s text:c="2"/>C# - Вероятность=9/10</text:p>
      <text:p text:style-name="P30"><text:s text:c="3"/>и <text:s text:c="2"/>Python - Вероятность=9/10</text:p>
      <text:p text:style-name="P30"><text:s text:c="3"/>и <text:s text:c="2"/>Ruby - Вероятность=9/10</text:p>
      <text:p text:style-name="P30"><text:s text:c="3"/>и <text:s text:c="2"/>[CODING_TIME_RATIO] ПРИСВОЕНО ЗНАЧЕНИЕ [CODING_TIME_RATIO] * 0.9</text:p>
      <text:p text:style-name="P30"/>
      <text:p text:style-name="P30">ПОКАЗАТЕЛИ:</text:p>
      <text:p text:style-name="P30">1 <text:s/>Generic</text:p>
      <text:p text:style-name="P30">Static typing</text:p>
      <text:p text:style-name="P30">Garbage Collection</text:p>
      <text:p text:style-name="P30">Aliases</text:p>
      <text:p text:style-name="P30"><text:s text:c="8"/>Примен. правило: <text:s text:c="5"/>1 <text:s text:c="6"/>2 <text:s text:c="6"/>3 <text:s/></text:p>
      <text:p text:style-name="P30">2 <text:s/>Value types</text:p>
      <text:p text:style-name="P30">Typed Enumeration/Boolean</text:p>
      <text:p text:style-name="P30">Long double floating point (80bit)</text:p>
      <text:p text:style-name="P30">Complex and Imaginary</text:p>
      <text:p text:style-name="P30">Rational</text:p>
      <text:p text:style-name="P30">Arbitrary Precision Arithmetic</text:p>
      <text:p text:style-name="P30">Regular Expression</text:p>
      <text:p text:style-name="P30"><text:s text:c="8"/>Примен. правило: <text:s text:c="5"/>4 <text:s text:c="6"/>5 <text:s text:c="6"/>6 <text:s text:c="6"/>7 <text:s text:c="6"/>8 <text:s text:c="6"/>9 <text:s/></text:p>
      <text:p text:style-name="P30"><text:s text:c="25"/></text:p>
      <text:p text:style-name="P30">3 <text:s/>Arrays</text:p>
      <text:p text:style-name="P30">Lightweight array</text:p>
      <text:p text:style-name="P30">Array bounds checking</text:p>
      <text:p text:style-name="P30">Array slicing</text:p>
      <text:p text:style-name="P30">Array of bits / Finite set</text:p>
      <text:p text:style-name="P30"><text:s text:c="8"/>Примен. правило: <text:s text:c="4"/>10 <text:s text:c="5"/>11 <text:s text:c="5"/>12 <text:s text:c="5"/>13 <text:s/></text:p>
      <text:p text:style-name="P30">4 <text:s/>Other Data Models</text:p>
      <text:p text:style-name="P30">List</text:p>
      <text:p text:style-name="P30">Hash</text:p>
      <text:p text:style-name="P30">Abstract collection</text:p>
      <text:p text:style-name="P30"><text:s text:c="8"/>Примен. правило: <text:s text:c="4"/>14 <text:s text:c="5"/>15 <text:s text:c="5"/>16 <text:s/></text:p>
      <text:p text:style-name="P30">5 <text:s/>Functions</text:p>
      <text:p text:style-name="P30">Function delegates</text:p>
      <text:p text:style-name="P30">Function overloading</text:p>
      <text:p text:style-name="P30">Out function parameters</text:p>
      <text:p text:style-name="P30">Nested functions</text:p>
      <text:p text:style-name="P30">Function literals</text:p>
      <text:p text:style-name="P30">Dynamic closures</text:p>
      <text:p text:style-name="P30">Lexical closures</text:p>
      <text:p text:style-name="P30">Non-class functions</text:p>
      <text:p text:style-name="P30"><text:s text:c="8"/>Примен. правило: <text:s text:c="4"/>17 <text:s text:c="5"/>18 <text:s text:c="5"/>19 <text:s text:c="5"/>20 <text:s text:c="5"/>21 <text:s text:c="5"/>22 <text:s/></text:p>
      <text:p text:style-name="P30"><text:s text:c="29"/>23 <text:s text:c="5"/>24 <text:s/></text:p>
      <text:p text:style-name="P30">6 <text:s/>OOP</text:p>
      <text:p text:style-name="P30">Modules/Namespaces</text:p>
      <text:p text:style-name="P30">Multiple Inheritance</text:p>
      <text:p text:style-name="P30">Interfaces</text:p>
      <text:p text:style-name="P30">Fine grain export control</text:p>
      <text:p text:style-name="P30">Inner classes</text:p>
      <text:p text:style-name="P30">Operator overloading</text:p>
      <text:p text:style-name="P30">Covariant return types</text:p>
      <text:p text:style-name="P30">Generics</text:p>
      <text:p text:style-name="P30"><text:s text:c="8"/>Примен. правило: <text:s text:c="4"/>25 <text:s text:c="5"/>26 <text:s text:c="5"/>27 <text:s text:c="5"/>28 <text:s text:c="5"/>29 <text:s text:c="5"/>30 <text:s/></text:p>
      <text:p text:style-name="P30"><text:s text:c="29"/>31 <text:s text:c="5"/>32 <text:s/></text:p>
      <text:p text:style-name="P30">7 <text:s/>Multilevel programming</text:p>
      <text:p text:style-name="P30">Templates or executable macros</text:p>
      <text:p text:style-name="P30">Reflection/Introspection</text:p>
      <text:p text:style-name="P30">Dynamic inheritance change</text:p>
      <text:p text:style-name="P30">Dynamic class creation</text:p>
      <text:p text:style-name="P30">Dynamic method creation</text:p>
      <text:p text:style-name="P30">Dynamic class loading</text:p>
      <text:p text:style-name="P30">Dynamic class unloading</text:p>
      <text:p text:style-name="P30"><text:s text:c="8"/>Примен. правило: <text:s text:c="4"/>33 <text:s text:c="5"/>34 <text:s text:c="5"/>35 <text:s text:c="5"/>36 <text:s text:c="5"/>37 <text:s text:c="5"/>38 <text:s/></text:p>
      <text:p text:style-name="P30"><text:s text:c="29"/>39 <text:s text:c="2"/>( <text:s/>43) </text:p>
      <text:p text:style-name="P30">8 <text:s/>Performance</text:p>
      <text:p text:style-name="P30">Inline assembler</text:p>
      <text:p text:style-name="P30">Explicit memory allocation control</text:p>
      <text:p text:style-name="P30">Implicit Parallelism/Scheduling</text:p>
      <text:p text:style-name="P30"><text:s text:c="8"/>Примен. правило: <text:s text:c="4"/>40 <text:s text:c="5"/>41 <text:s text:c="5"/>42 <text:s/></text:p>
      <text:p text:style-name="P30">9 <text:s/>Reliability</text:p>
      <text:p text:style-name="P30">Design by Contract</text:p>
      <text:p text:style-name="P30">Static construction order</text:p>
      <text:p text:style-name="P30">Guaranteed initialization</text:p>
      <text:p text:style-name="P30">RAII</text:p>
      <text:p text:style-name="P30">try-catch-finally blocks</text:p>
      <text:p text:style-name="P30">Thread synchronization primitives</text:p>
      <text:p text:style-name="P30"><text:s text:c="8"/>Примен. правило: <text:s text:c="4"/>43 <text:s text:c="5"/>44 <text:s text:c="5"/>45 <text:s text:c="5"/>46 <text:s text:c="5"/>47 <text:s text:c="5"/>48 <text:s/></text:p>
      <text:p text:style-name="P30"><text:s text:c="25"/></text:p>
      <text:p text:style-name="P30"/>
      <text:p text:style-name="P30">РЕШЕНИЯ:</text:p>
      <text:p text:style-name="P30">1 <text:s/>Java</text:p>
      <text:p text:style-name="P30"><text:s text:c="8"/>Примен. правило: <text:s/>( <text:s text:c="2"/>1) <text:s/>( <text:s text:c="2"/>2) <text:s/>( <text:s text:c="2"/>3) <text:s/>( <text:s text:c="2"/>4) <text:s/>( <text:s text:c="2"/>7) <text:s/>( <text:s text:c="2"/>8) </text:p>
      <text:p text:style-name="P30"><text:s text:c="26"/>( <text:s text:c="2"/>9) <text:s/>( <text:s/>11) <text:s/>( <text:s/>12) <text:s/>( <text:s/>13) <text:s/>( <text:s/>14) <text:s/>( <text:s/>15) </text:p>
      <text:p text:style-name="P30"><text:s text:c="26"/>( <text:s/>16) <text:s/>( <text:s/>18) <text:s/>( <text:s/>20) <text:s/>( <text:s/>21) <text:s/>( <text:s/>23) <text:s/>( <text:s/>25) </text:p>
      <text:p text:style-name="P30"><text:s text:c="26"/>( <text:s/>26) <text:s/>( <text:s/>27) <text:s/>( <text:s/>28) <text:s/>( <text:s/>29) <text:s/>( <text:s/>31) <text:s/>( <text:s/>32) </text:p>
      <text:p text:style-name="P30"><text:s text:c="26"/>( <text:s/>34) <text:s/>( <text:s/>35) <text:s/>( <text:s/>36) <text:s/>( <text:s/>37) <text:s/>( <text:s/>38) <text:s/>( <text:s/>39) </text:p>
      <text:p text:style-name="P30"><text:s text:c="26"/>( <text:s/>41) <text:s/>( <text:s/>42) <text:s/>( <text:s/>43) <text:s/>( <text:s/>44) <text:s/>( <text:s/>45) <text:s/>( <text:s/>47) </text:p>
      <text:p text:style-name="P30"><text:s text:c="26"/>( <text:s/>48) </text:p>
      <text:p text:style-name="P30">2 <text:s/>C++</text:p>
      <text:p text:style-name="P30"><text:s text:c="8"/>Примен. правило: <text:s/>( <text:s text:c="2"/>1) <text:s/>( <text:s text:c="2"/>3) <text:s/>( <text:s text:c="2"/>4) <text:s/>( <text:s text:c="2"/>5) <text:s/>( <text:s text:c="2"/>9) <text:s/>( <text:s/>10) </text:p>
      <text:p text:style-name="P30"><text:s text:c="26"/>( <text:s/>13) <text:s/>( <text:s/>14) <text:s/>( <text:s/>18) <text:s/>( <text:s/>19) <text:s/>( <text:s/>24) <text:s/>( <text:s/>25) </text:p>
      <text:p text:style-name="P30"><text:s text:c="26"/>( <text:s/>26) <text:s/>( <text:s/>27) <text:s/>( <text:s/>28) <text:s/>( <text:s/>30) <text:s/>( <text:s/>32) <text:s/>( <text:s/>40) </text:p>
      <text:p text:style-name="P30"><text:s text:c="26"/>( <text:s/>41) <text:s/>( <text:s/>42) <text:s/>( <text:s/>46) </text:p>
      <text:p text:style-name="P30">3 <text:s/>C#</text:p>
      <text:p text:style-name="P30"><text:s text:c="8"/>Примен. правило: <text:s/>( <text:s text:c="2"/>1) <text:s/>( <text:s text:c="2"/>2) <text:s/>( <text:s text:c="2"/>3) <text:s/>( <text:s text:c="2"/>4) <text:s/>( <text:s text:c="2"/>5) <text:s/>( <text:s text:c="2"/>9) </text:p>
      <text:p text:style-name="P30"><text:s text:c="26"/>( <text:s/>11) <text:s/>( <text:s/>14) <text:s/>( <text:s/>15) <text:s/>( <text:s/>17) <text:s/>( <text:s/>18) <text:s/>( <text:s/>19) </text:p>
      <text:p text:style-name="P30"><text:s text:c="26"/>( <text:s/>21) <text:s/>( <text:s/>23) <text:s/>( <text:s/>25) <text:s/>( <text:s/>27) <text:s/>( <text:s/>28) <text:s/>( <text:s/>30) </text:p>
      <text:p text:style-name="P30"><text:s text:c="26"/>( <text:s/>31) <text:s/>( <text:s/>32) <text:s/>( <text:s/>33) <text:s/>( <text:s/>34) <text:s/>( <text:s/>36) <text:s/>( <text:s/>37) </text:p>
      <text:p text:style-name="P30"><text:s text:c="26"/>( <text:s/>38) <text:s/>( <text:s/>42) <text:s/>( <text:s/>44) <text:s/>( <text:s/>45) <text:s/>( <text:s/>46) <text:s/>( <text:s/>47) </text:p>
      <text:p text:style-name="P30"><text:s text:c="26"/>( <text:s/>48) </text:p>
      <text:p text:style-name="P30">4 <text:s/>Python</text:p>
      <text:p text:style-name="P30"><text:s text:c="8"/>Примен. правило: <text:s/>( <text:s text:c="2"/>2) <text:s/>( <text:s text:c="2"/>3) <text:s/>( <text:s text:c="2"/>6) <text:s/>( <text:s text:c="2"/>9) <text:s/>( <text:s/>10) <text:s/>( <text:s/>11) </text:p>
      <text:p text:style-name="P30"><text:s text:c="26"/>( <text:s/>12) <text:s/>( <text:s/>14) <text:s/>( <text:s/>15) <text:s/>( <text:s/>17) <text:s/>( <text:s/>20) <text:s/>( <text:s/>21) </text:p>
      <text:p text:style-name="P30"><text:s text:c="26"/>( <text:s/>22) <text:s/>( <text:s/>23) <text:s/>( <text:s/>24) <text:s/>( <text:s/>25) <text:s/>( <text:s/>26) <text:s/>( <text:s/>27) </text:p>
      <text:p text:style-name="P30"><text:s text:c="26"/>( <text:s/>30) <text:s/>( <text:s/>31) <text:s/>( <text:s/>32) <text:s/>( <text:s/>33) <text:s/>( <text:s/>34) <text:s/>( <text:s/>38) </text:p>
      <text:p text:style-name="P30"><text:s text:c="26"/>( <text:s/>42) <text:s/>( <text:s/>45) <text:s/>( <text:s/>46) <text:s/>( <text:s/>47) <text:s/>( <text:s/>48) </text:p>
      <text:p text:style-name="P30">5 <text:s/>Ruby</text:p>
      <text:p text:style-name="P30"><text:s text:c="8"/>Примен. правило: <text:s/>( <text:s text:c="2"/>2) <text:s/>( <text:s text:c="2"/>3) <text:s/>( <text:s text:c="2"/>6) <text:s/>( <text:s text:c="2"/>7) <text:s/>( <text:s text:c="2"/>9) <text:s/>( <text:s/>11) </text:p>
      <text:p text:style-name="P30"><text:s text:c="26"/>( <text:s/>12) <text:s/>( <text:s/>14) <text:s/>( <text:s/>15) <text:s/>( <text:s/>17) <text:s/>( <text:s/>21) <text:s/>( <text:s/>22) </text:p>
      <text:p text:style-name="P30"><text:s text:c="26"/>( <text:s/>23) <text:s/>( <text:s/>24) <text:s/>( <text:s/>25) <text:s/>( <text:s/>26) <text:s/>( <text:s/>29) <text:s/>( <text:s/>30) </text:p>
      <text:p text:style-name="P30"><text:s text:c="26"/>( <text:s/>32) <text:s/>( <text:s/>34) <text:s/>( <text:s/>38) <text:s/>( <text:s/>41) <text:s/>( <text:s/>42) <text:s/>( <text:s/>47) </text:p>
      <text:p text:style-name="P30"><text:s text:c="26"/>( <text:s/>48) </text:p>
      <text:p text:style-name="P30"/>
      <text:p text:style-name="P30">ФОРМУЛЫ: </text:p>
      <text:p text:style-name="P30">1 <text:s text:c="2"/>[PROJECT_TIME_RATIO] * 0.9</text:p>
      <text:p text:style-name="P30"><text:s text:c="8"/>Примен. правило: <text:s/>( <text:s text:c="2"/>1) </text:p>
      <text:p text:style-name="P30">2 <text:s text:c="2"/>[CODING_TIME_RATIO] * 0.99</text:p>
      <text:p text:style-name="P30"><text:s text:c="8"/>Примен. правило: <text:s/>( <text:s text:c="2"/>2) </text:p>
      <text:p text:style-name="P30">3 <text:s text:c="2"/>[CODING_TIME_RATIO] * 0.9</text:p>
      <text:p text:style-name="P30"><text:s text:c="8"/>Примен. правило: <text:s/>( <text:s text:c="2"/>3) </text:p>
      <text:p text:style-name="P30">4 <text:s text:c="2"/>[CODING_TIME_RATIO] * 1.1</text:p>
      <text:p text:style-name="P30"><text:s text:c="8"/>Примен. правило: <text:s/>( <text:s/>10) </text:p>
      <text:p text:style-name="P30">5 <text:s text:c="2"/>[CODING_TIME_RATIO] * 0.9</text:p>
      <text:p text:style-name="P30"><text:s text:c="8"/>Примен. правило: <text:s/>( <text:s/>11) </text:p>
      <text:p text:style-name="P30">6 <text:s text:c="2"/>[PROJECT_TIME_RATIO] * 0.9</text:p>
      <text:p text:style-name="P30"><text:s text:c="8"/>Примен. правило: <text:s/>( <text:s/>13) </text:p>
      <text:p text:style-name="P30">7 <text:s text:c="2"/>[PROJECT_TIME_RATIO] * 0.9</text:p>
      <text:p text:style-name="P30"><text:s text:c="8"/>Примен. правило: <text:s/>( <text:s/>14) </text:p>
      <text:p text:style-name="P30">8 <text:s text:c="2"/>[PROJECT_TIME_RATIO] * 0.9</text:p>
      <text:p text:style-name="P30"><text:s text:c="8"/>Примен. правило: <text:s/>( <text:s/>15) </text:p>
      <text:p text:style-name="P30">9 <text:s text:c="2"/>[PROJECT_TIME_RATIO] * 0.9</text:p>
      <text:p text:style-name="P30"><text:s text:c="8"/>Примен. правило: <text:s/>( <text:s/>16) </text:p>
      <text:p text:style-name="P30">10 <text:s text:c="2"/>[PROJECT_TIME_RATIO] * 0.85</text:p>
      <text:p text:style-name="P30"><text:s text:c="8"/>Примен. правило: <text:s/>( <text:s/>17) </text:p>
      <text:p text:style-name="P30">11 <text:s text:c="2"/>[PROJECT_TIME_RATIO] * 0.85</text:p>
      <text:p text:style-name="P30"><text:s text:c="8"/>Примен. правило: <text:s/>( <text:s/>18) </text:p>
      <text:p text:style-name="P30">12 <text:s text:c="2"/>[PROJECT_TIME_RATIO] * 0.9</text:p>
      <text:p text:style-name="P30"><text:s text:c="8"/>Примен. правило: <text:s/>( <text:s/>19) </text:p>
      <text:p text:style-name="P30">13 <text:s text:c="2"/>[CODING_TIME_RATIO] * 1.1</text:p>
      <text:p text:style-name="P30"><text:s text:c="8"/>Примен. правило: <text:s/>( <text:s/>19) </text:p>
      <text:p text:style-name="P30">14 <text:s text:c="2"/>[PROJECT_TIME_RATIO] * 0.9</text:p>
      <text:p text:style-name="P30"><text:s text:c="8"/>Примен. правило: <text:s/>( <text:s/>23) </text:p>
      <text:p text:style-name="P30">15 <text:s text:c="2"/>[CODING_TIME_RATIO] * 0.9</text:p>
      <text:p text:style-name="P30"><text:s text:c="8"/>Примен. правило: <text:s/>( <text:s/>24) </text:p>
      <text:p text:style-name="P30">16 <text:s text:c="2"/>[PROJECT_TIME_RATIO] * 0.8</text:p>
      <text:p text:style-name="P30"><text:s text:c="8"/>Примен. правило: <text:s/>( <text:s/>25) </text:p>
      <text:p text:style-name="P30">17 <text:s text:c="2"/>[CODING_TIME_RATIO] * 0.95</text:p>
      <text:p text:style-name="P30"><text:s text:c="8"/>Примен. правило: <text:s/>( <text:s/>25) </text:p>
      <text:p text:style-name="P30">18 <text:s text:c="2"/>[PROJECT_TIME_RATIO] * 0.8</text:p>
      <text:p text:style-name="P30"><text:s text:c="8"/>Примен. правило: <text:s/>( <text:s/>26) </text:p>
      <text:p text:style-name="P30">19 <text:s text:c="2"/>[CODING_TIME_RATIO] * 1.1</text:p>
      <text:p text:style-name="P30"><text:s text:c="8"/>Примен. правило: <text:s/>( <text:s/>26) </text:p>
      <text:p text:style-name="P30">20 <text:s text:c="2"/>[PROJECT_TIME_RATIO] * 0.8</text:p>
      <text:p text:style-name="P30"><text:s text:c="8"/>Примен. правило: <text:s/>( <text:s/>27) </text:p>
      <text:p text:style-name="P30">21 <text:s text:c="2"/>[CODING_TIME_RATIO] * 0.8</text:p>
      <text:p text:style-name="P30"><text:s text:c="8"/>Примен. правило: <text:s/>( <text:s/>27) </text:p>
      <text:p text:style-name="P30">22 <text:s text:c="2"/>[PROJECT_TIME_RATIO] * 0.9</text:p>
      <text:p text:style-name="P30"><text:s text:c="8"/>Примен. правило: <text:s/>( <text:s/>28) </text:p>
      <text:p text:style-name="P30">23 <text:s text:c="2"/>[CODING_TIME_RATIO] * 0.9</text:p>
      <text:p text:style-name="P30"><text:s text:c="8"/>Примен. правило: <text:s/>( <text:s/>29) </text:p>
      <text:p text:style-name="P30">24 <text:s text:c="2"/>[PROJECT_TIME_RATIO] * 1.1</text:p>
      <text:p text:style-name="P30"><text:s text:c="8"/>Примен. правило: <text:s/>( <text:s/>30) </text:p>
      <text:p text:style-name="P30">25 <text:s text:c="2"/>[CODING_TIME_RATIO] * 0.9</text:p>
      <text:p text:style-name="P30"><text:s text:c="8"/>Примен. правило: <text:s/>( <text:s/>30) </text:p>
      <text:p text:style-name="P30">26 <text:s text:c="2"/>[PROJECT_TIME_RATIO] * 0.9</text:p>
      <text:p text:style-name="P30"><text:s text:c="8"/>Примен. правило: <text:s/>( <text:s/>34) </text:p>
      <text:p text:style-name="P30">27 <text:s text:c="2"/>[CODING_TIME_RATIO] * 0.9</text:p>
      <text:p text:style-name="P30"><text:s text:c="8"/>Примен. правило: <text:s/>( <text:s/>34) </text:p>
      <text:p text:style-name="P30">28 <text:s text:c="2"/>[PROJECT_TIME_RATIO] * 0.8</text:p>
      <text:p text:style-name="P30"><text:s text:c="8"/>Примен. правило: <text:s/>( <text:s/>35) </text:p>
      <text:p text:style-name="P30">29 <text:s text:c="2"/>[PROJECT_TIME_RATIO] * 0.9</text:p>
      <text:p text:style-name="P30"><text:s text:c="8"/>Примен. правило: <text:s/>( <text:s/>38) </text:p>
      <text:p text:style-name="P30">30 <text:s text:c="2"/>[PROJECT_TIME_RATIO] * 0.9</text:p>
      <text:p text:style-name="P30"><text:s text:c="8"/>Примен. правило: <text:s/>( <text:s/>39) </text:p>
      <text:p text:style-name="P30">31 <text:s text:c="2"/>[PROJECT_TIME_RATIO] * 1.1</text:p>
      <text:p text:style-name="P30"><text:s text:c="8"/>Примен. правило: <text:s/>( <text:s/>43) </text:p>
      <text:p text:style-name="P30">32 <text:s text:c="2"/>[CODING_TIME_RATIO] * 0.9</text:p>
      <text:p text:style-name="P30"><text:s text:c="8"/>Примен. правило: <text:s/>( <text:s/>43) </text:p>
      <text:p text:style-name="P30">33 <text:s text:c="2"/>[CODING_TIME_RATIO] * 0.9</text:p>
      <text:p text:style-name="P30"><text:s text:c="8"/>Примен. правило: <text:s/>( <text:s/>45) </text:p>
      <text:p text:style-name="P30">34 <text:s text:c="2"/>[CODING_TIME_RATIO] * 0.9</text:p>
      <text:p text:style-name="P30"><text:s text:c="8"/>Примен. правило: <text:s/>( <text:s/>48) </text:p>
      <text:p text:style-name="P30"/>
      <text:p text:style-name="P30">ПЕРЕМЕННЫЕ</text:p>
      <text:p text:style-name="P30">1 <text:s text:c="2"/>PROJECT_TIME_RATIO</text:p>
      <text:p text:style-name="P30">how projecting time will alter</text:p>
      <text:p text:style-name="P30">Числ. переменная</text:p>
      <text:p text:style-name="P30">Отображено в конце выполнения </text:p>
      <text:p text:style-name="P30">Инициализ. для 1.000000</text:p>
      <text:p text:style-name="P30"><text:s text:c="8"/>Примен. правило: <text:s/>( <text:s text:c="2"/>1) <text:s/>( <text:s/>13)* ( <text:s/>13) <text:s/>( <text:s/>14)* ( <text:s/>14) <text:s/>( <text:s/>15)*</text:p>
      <text:p text:style-name="P30"><text:s text:c="26"/>( <text:s/>15) <text:s/>( <text:s/>16)* ( <text:s/>16) <text:s/>( <text:s/>17)* ( <text:s/>17) <text:s/>( <text:s/>18)*</text:p>
      <text:p text:style-name="P30"><text:s text:c="26"/>( <text:s/>18) <text:s/>( <text:s/>19)* ( <text:s/>19) <text:s/>( <text:s/>23)* ( <text:s/>23) <text:s/>( <text:s/>25)*</text:p>
      <text:p text:style-name="P30"><text:s text:c="26"/>( <text:s/>25) <text:s/>( <text:s/>26)* ( <text:s/>26) <text:s/>( <text:s/>27)* ( <text:s/>27) <text:s/>( <text:s/>28)*</text:p>
      <text:p text:style-name="P30"><text:s text:c="26"/>( <text:s/>28) <text:s/>( <text:s/>30)* ( <text:s/>30) <text:s/>( <text:s/>34)* ( <text:s/>34) <text:s/>( <text:s/>35)*</text:p>
      <text:p text:style-name="P30"><text:s text:c="26"/>( <text:s/>35) <text:s/>( <text:s/>38)* ( <text:s/>38) <text:s/>( <text:s/>39)* ( <text:s/>39) <text:s/>( <text:s/>43)*</text:p>
      <text:p text:style-name="P30"><text:s text:c="26"/>( <text:s/>43) </text:p>
      <text:p text:style-name="P30">2 <text:s text:c="2"/>CODING_TIME_RATIO</text:p>
      <text:p text:style-name="P30">how coding time will alter</text:p>
      <text:p text:style-name="P30">Числ. переменная</text:p>
      <text:p text:style-name="P30">Отображено в конце выполнения </text:p>
      <text:p text:style-name="P30">Инициализ. для 1.000000</text:p>
      <text:p text:style-name="P30"><text:s text:c="8"/>Примен. правило: <text:s/>( <text:s text:c="2"/>1)* ( <text:s text:c="2"/>2)* ( <text:s text:c="2"/>2) <text:s/>( <text:s text:c="2"/>3)* ( <text:s text:c="2"/>3) <text:s/>( <text:s/>10)*</text:p>
      <text:p text:style-name="P30"><text:s text:c="26"/>( <text:s/>10) <text:s/>( <text:s/>11)* ( <text:s/>11) <text:s/>( <text:s/>19)* ( <text:s/>19) <text:s/>( <text:s/>24)*</text:p>
      <text:p text:style-name="P30"><text:s text:c="26"/>( <text:s/>24) <text:s/>( <text:s/>25)* ( <text:s/>25) <text:s/>( <text:s/>26)* ( <text:s/>26) <text:s/>( <text:s/>27)*</text:p>
      <text:p text:style-name="P30"><text:s text:c="26"/>( <text:s/>27) <text:s/>( <text:s/>29)* ( <text:s/>29) <text:s/>( <text:s/>30)* ( <text:s/>30) <text:s/>( <text:s/>34)*</text:p>
      <text:p text:style-name="P30"><text:s text:c="26"/>( <text:s/>34) <text:s/>( <text:s/>43)* ( <text:s/>43) <text:s/>( <text:s/>45)* ( <text:s/>45) <text:s/>( <text:s/>48)*</text:p>
      <text:p text:style-name="P30"><text:s text:c="26"/>( <text:s/>48) </text:p>
      <text:p text:style-name="P30"/>
      <text:p text:style-name="P29"/>
      <text:list text:style-name="WW8Num2" text:continue-numbering="true">
        <text:list-item>
          <text:h text:style-name="P33" text:outline-level="1">Контрольный пример</text:h>
          <text:list>
            <text:list-header>
              <text:p text:style-name="P22"/>
            </text:list-header>
          </text:list>
        </text:list-item>
      </text:list>
      <text:p text:style-name="P10"/>
      <text:list text:style-name="WW8Num2" text:continue-numbering="true">
        <text:list-item>
          <text:h text:style-name="P31" text:outline-level="1"><text:s/>Вывод</text:h>
        </text:list-item>
      </text:list>
      <text:p text:style-name="P7">В ходе лабораторной работы была создана база знаний о выборе языка для разработки приложений, было, в основном, освоено ПС ЭСТЭ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initial-creator>Андрей</meta:initial-creator>
    <meta:creation-date>2007-02-26T21:03:00</meta:creation-date>
    <dc:date>2007-11-26T11:01:49</dc:date>
    <meta:print-date>2007-10-20T15:01:00</meta:print-date>
    <dc:language>ru-RU</dc:language>
    <meta:editing-cycles>37</meta:editing-cycles>
    <meta:editing-duration>P1DT13H48M4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1" meta:paragraph-count="858" meta:word-count="2595" meta:character-count="21222"/>
  </office:meta>
</office:document-meta>
</file>